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2" table:formula="of:=[.C11]-[.F11]" office:value-type="float" office:value="300" calcext:value-type="float">
            <text:p>300,00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1])" office:value-type="float" office:value="300" calcext:value-type="float">
            <text:p>300,00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09.101265278">00:00:00</text:time></text:span><text:span text:style-name="MT2"><text:time style:data-style-name="N2" text:time-value="14:40:09.101302763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09.1069391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8-01T14:40:09.821992567</dc:date>
    <dc:language>pt-PT</dc:language>
    <meta:editing-cycles>667</meta:editing-cycles>
    <meta:editing-duration>P1DT10H48M30S</meta:editing-duration>
    <meta:print-date>2022-07-01T10:31:27.249000000</meta:print-date>
    <meta:document-statistic meta:table-count="1" meta:cell-count="79" meta:object-count="0"/>
    <meta:user-defined meta:name="Info 0"/>
    <meta:user-defined meta:name="Info 1"/>
    <meta:user-defined meta:name="Info 2"/>
    <meta:user-defined meta:name="Info 3"/>
  </office:meta>
</office:document-meta>
</file>